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d607" officeooo:paragraph-rsid="0007d607" style:font-weight-asian="bold" style:font-weight-complex="bold"/>
    </style:style>
    <style:style style:name="P2" style:family="paragraph" style:parent-style-name="Standard">
      <style:text-properties fo:font-weight="normal" officeooo:rsid="0007d607" officeooo:paragraph-rsid="0007d607" style:font-weight-asian="normal" style:font-weight-complex="normal"/>
    </style:style>
    <style:style style:name="P3" style:family="paragraph" style:parent-style-name="Standard">
      <style:text-properties fo:font-style="italic" officeooo:rsid="0007d607" officeooo:paragraph-rsid="0007d607" style:font-style-asian="italic" style:font-style-complex="italic"/>
    </style:style>
    <style:style style:name="P4" style:family="paragraph" style:parent-style-name="Standard">
      <style:text-properties fo:font-style="normal" officeooo:rsid="0007d607" officeooo:paragraph-rsid="0007d607" style:font-style-asian="normal" style:font-style-complex="normal"/>
    </style:style>
    <style:style style:name="P5" style:family="paragraph" style:parent-style-name="Standard">
      <style:text-properties fo:font-style="normal" officeooo:rsid="0007d607" officeooo:paragraph-rsid="000f57ba" style:font-style-asian="normal" style:font-style-complex="normal"/>
    </style:style>
    <style:style style:name="P6" style:family="paragraph" style:parent-style-name="Standard">
      <style:text-properties fo:font-style="normal" officeooo:rsid="000df6b0" officeooo:paragraph-rsid="000df6b0" style:font-style-asian="normal" style:font-style-complex="normal"/>
    </style:style>
    <style:style style:name="P7" style:family="paragraph" style:parent-style-name="Standard">
      <style:text-properties fo:font-style="normal" officeooo:rsid="0013017e" officeooo:paragraph-rsid="0013017e" style:font-style-asian="normal" style:font-style-complex="normal"/>
    </style:style>
    <style:style style:name="P8" style:family="paragraph" style:parent-style-name="Standard">
      <style:text-properties fo:font-style="normal" officeooo:rsid="0014b38c" officeooo:paragraph-rsid="0014b38c" style:font-style-asian="normal" style:font-style-complex="normal"/>
    </style:style>
    <style:style style:name="P9" style:family="paragraph" style:parent-style-name="Standard">
      <style:text-properties officeooo:paragraph-rsid="0007d607"/>
    </style:style>
    <style:style style:name="P10" style:family="paragraph" style:parent-style-name="Standard">
      <style:text-properties officeooo:paragraph-rsid="00090b49"/>
    </style:style>
    <style:style style:name="P11" style:family="paragraph" style:parent-style-name="Standard">
      <style:text-properties officeooo:rsid="000c3748" officeooo:paragraph-rsid="000c3748"/>
    </style:style>
    <style:style style:name="P12" style:family="paragraph" style:parent-style-name="Standard">
      <style:text-properties officeooo:paragraph-rsid="000c3748"/>
    </style:style>
    <style:style style:name="P13" style:family="paragraph" style:parent-style-name="Standard">
      <style:text-properties officeooo:paragraph-rsid="000df6b0"/>
    </style:style>
    <style:style style:name="T1" style:family="text">
      <style:text-properties fo:font-style="italic" fo:font-weight="normal" officeooo:rsid="000a475c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07d607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0b49" style:font-weight-asian="normal" style:font-weight-complex="normal"/>
    </style:style>
    <style:style style:name="T5" style:family="text">
      <style:text-properties fo:font-weight="normal" officeooo:rsid="000c3748" style:font-weight-asian="normal" style:font-weight-complex="normal"/>
    </style:style>
    <style:style style:name="T6" style:family="text">
      <style:text-properties fo:font-weight="normal" officeooo:rsid="00173ba2" style:font-weight-asian="normal" style:font-weight-complex="normal"/>
    </style:style>
    <style:style style:name="T7" style:family="text">
      <style:text-properties officeooo:rsid="0014b38c"/>
    </style:style>
    <style:style style:name="T8" style:family="text">
      <style:text-properties fo:font-style="normal" officeooo:rsid="000df6b0" style:font-style-asian="normal" style:font-style-complex="normal"/>
    </style:style>
    <style:style style:name="T9" style:family="text">
      <style:text-properties fo:font-style="normal" officeooo:rsid="00102a21" style:font-style-asian="normal" style:font-style-complex="normal"/>
    </style:style>
    <style:style style:name="T10" style:family="text">
      <style:text-properties fo:font-style="normal" officeooo:rsid="0010de1a" style:font-style-asian="normal" style:font-style-complex="normal"/>
    </style:style>
    <style:style style:name="T11" style:family="text">
      <style:text-properties fo:font-style="normal" officeooo:rsid="0014b38c" style:font-style-asian="normal" style:font-style-complex="normal"/>
    </style:style>
    <style:style style:name="T12" style:family="text">
      <style:text-properties fo:font-style="normal" officeooo:rsid="001226f7" style:font-style-asian="normal" style:font-style-complex="normal"/>
    </style:style>
    <style:style style:name="T13" style:family="text">
      <style:text-properties fo:font-style="normal" officeooo:rsid="001230e2" style:font-style-asian="normal" style:font-style-complex="normal"/>
    </style:style>
    <style:style style:name="T14" style:family="text">
      <style:text-properties fo:font-style="normal" officeooo:rsid="0013017e" style:font-style-asian="normal" style:font-style-complex="normal"/>
    </style:style>
    <style:style style:name="T15" style:family="text">
      <style:text-properties fo:font-style="normal" officeooo:rsid="00173ba2" style:font-style-asian="normal" style:font-style-complex="normal"/>
    </style:style>
    <style:style style:name="T16" style:family="text">
      <style:text-properties officeooo:rsid="0014e66d"/>
    </style:style>
    <style:style style:name="T17" style:family="text">
      <style:text-properties officeooo:rsid="00173b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tenance</text:p>
      <text:p text:style-name="P2"/>
      <text:p text:style-name="P9"><text:span text:style-name="T1">Changing the</text:span><text:span text:style-name="T2"> edit entry form.</text:span></text:p>
      <text:p text:style-name="P2"/>
      <text:p text:style-name="P10"><text:span text:style-name="T4">In the edit form where you can change the details of a book entry I kept it so that the title and author field were still </text:span><text:span text:style-name="T6">required</text:span><text:span text:style-name="T4"> to fill out. Giving rise to the request that </text:span><text:span text:style-name="T6">the</text:span><text:span text:style-name="T5"> </text:span><text:span text:style-name="T6">form</text:span><text:span text:style-name="T4"> fields would already contain the old information. </text:span><text:span text:style-name="T5">I have made it clear that the series and image fields are still optional, and that if you do not fill these out their information will not be changed.</text:span></text:p>
      <text:p text:style-name="P12"><text:span text:style-name="T5">While making it so that the title and author fields are already filled out with the old information I hit a snag, <text:s/>if either variable was more than one word long only the first word was shown. The solution was to also put single quotation marks around the variable.</text:span></text:p>
      <text:p text:style-name="P11"><text:span text:style-name="T5">W</text:span><text:span text:style-name="T3">hen showing the edit field those variables are now filled in </text:span><text:span text:style-name="T6">propperly</text:span><text:span text:style-name="T3">.</text:span></text:p>
      <text:p text:style-name="P2"/>
      <text:p text:style-name="P2"/>
      <text:p text:style-name="P3">An overview of all the books you have where you can browse <text:span text:style-name="T17">through</text:span> with pagination.</text:p>
      <text:p text:style-name="P4"/>
      <text:p text:style-name="P13"><text:span text:style-name="T8">While being able to search only by title you may forget </text:span><text:span text:style-name="T15">about</text:span><text:span text:style-name="T8"> </text:span><text:span text:style-name="T9">a </text:span><text:span text:style-name="T15">book. And</text:span><text:span text:style-name="T9"> the desire to see how big your whole collection is, or to browse it in total. These brought forth </text:span><text:span text:style-name="T10">the want for a</text:span><text:span text:style-name="T9"> browsing page where you can look </text:span><text:span text:style-name="T11">at</text:span><text:span text:style-name="T9"> all </text:span><text:span text:style-name="T15">of</text:span><text:span text:style-name="T9"> your registered books.</text:span></text:p>
      <text:p text:style-name="P13"><text:span text:style-name="T11">A</text:span><text:span text:style-name="T8"> way to look at your entire collection without any filter </text:span><text:span text:style-name="T12">except th</text:span><text:span text:style-name="T13">at it is </text:span><text:span text:style-name="T14">an</text:span><text:span text:style-name="T13"> entry </text:span><text:span text:style-name="T14">made by you</text:span><text:span text:style-name="T13">.</text:span></text:p>
      <text:p text:style-name="P7">For this I took the search results page and removed the title from the search criteria, <text:span text:style-name="T7">and added a link to this new page to the navigation </text:span><text:span text:style-name="T17">bar</text:span><text:span text:style-name="T7">.</text:span></text:p>
      <text:p text:style-name="P8">This worked at first try and <text:span text:style-name="T16">was successfully uploaded and the links </text:span><text:span text:style-name="T17">to it</text:span><text:span text:style-name="T16"> added </text:span><text:span text:style-name="T17">to each page</text:span><text:span text:style-name="T16">. </text:span></text:p>
      <text:p text:style-name="P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8T12:54:45.392000000</meta:creation-date>
    <meta:generator>LibreOffice/6.4.0.3$Windows_X86_64 LibreOffice_project/b0a288ab3d2d4774cb44b62f04d5d28733ac6df8</meta:generator>
    <dc:date>2021-06-23T14:56:12.767000000</dc:date>
    <meta:editing-duration>P5DT2H1M23S</meta:editing-duration>
    <meta:editing-cycles>14</meta:editing-cycles>
    <meta:document-statistic meta:table-count="0" meta:image-count="0" meta:object-count="0" meta:page-count="1" meta:paragraph-count="10" meta:word-count="272" meta:character-count="1434" meta:non-whitespace-character-count="1170"/>
  </office:meta>
</office:document-meta>
</file>